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d6b68" officeooo:paragraph-rsid="000d6b68" style:font-weight-asian="normal" style:font-weight-complex="normal"/>
    </style:style>
    <style:style style:name="P3" style:family="paragraph" style:parent-style-name="Standard">
      <style:text-properties fo:font-weight="normal" officeooo:rsid="000d6b68" officeooo:paragraph-rsid="000fb561" style:font-weight-asian="normal" style:font-weight-complex="normal"/>
    </style:style>
    <style:style style:name="T1" style:family="text">
      <style:text-properties officeooo:rsid="000d6b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ve&gt; show databases;</text:p>
      <text:p text:style-name="Standard">OK</text:p>
      <text:p text:style-name="Standard">default</text:p>
      <text:p text:style-name="Standard">Time taken: 1.045 seconds, Fetched: 1 row(s)</text:p>
      <text:p text:style-name="Standard">hive&gt; create database customer;</text:p>
      <text:p text:style-name="Standard">OK</text:p>
      <text:p text:style-name="Standard">Time taken: 1.444 seconds</text:p>
      <text:p text:style-name="Standard">hive&gt; show databases;</text:p>
      <text:p text:style-name="Standard">OK</text:p>
      <text:p text:style-name="Standard">customer</text:p>
      <text:p text:style-name="Standard">default</text:p>
      <text:p text:style-name="Standard">Time taken: 0.074 seconds, Fetched: 2 row(s)</text:p>
      <text:p text:style-name="Standard">hive&gt; create table bank(tid int,bname STRING,cname STRING,amount int)</text:p>
      <text:p text:style-name="Standard"><text:s text:c="7"/><text:span text:style-name="T1">&gt; </text:span>row format delimited</text:p>
      <text:p text:style-name="Standard"><text:s text:c="7"/><text:span text:style-name="T1">&gt; fields terminated by ",";</text:span></text:p>
      <text:p text:style-name="Standard">OK</text:p>
      <text:p text:style-name="Standard">Time taken: 1.973 seconds</text:p>
      <text:p text:style-name="Standard">hive&gt; show tables;</text:p>
      <text:p text:style-name="Standard">OK</text:p>
      <text:p text:style-name="Standard">bank</text:p>
      <text:p text:style-name="Standard">Time taken: 0.075 seconds, Fetched: 1 row(s)</text:p>
      <text:p text:style-name="P1">hive&gt; insert into bank values(1,'aishwarya','sbi',2000);</text:p>
      <text:p text:style-name="P1">Query ID = hdoop_20210626164021_926e52d9-8963-4526-aaf1-148904b44922</text:p>
      <text:p text:style-name="P1">Total jobs = 3</text:p>
      <text:p text:style-name="P1">Launching Job 1 out of 3</text:p>
      <text:p text:style-name="P1">Number of reduce tasks determined at compile time: 1</text:p>
      <text:p text:style-name="P1">In order to change the average load for a reducer (in bytes):</text:p>
      <text:p text:style-name="P1"><text:s text:c="2"/>set hive.exec.reducers.bytes.per.reducer=&lt;number&gt;</text:p>
      <text:p text:style-name="P1">In order to limit the maximum number of reducers:</text:p>
      <text:p text:style-name="P1"><text:s text:c="2"/>set hive.exec.reducers.max=&lt;number&gt;</text:p>
      <text:p text:style-name="P1">In order to set a constant number of reducers:</text:p>
      <text:p text:style-name="P1"><text:s text:c="2"/>set mapreduce.job.reduces=&lt;number&gt;</text:p>
      <text:p text:style-name="P1">Starting Job = job_1624705654546_0001, Tracking URL = http://inspiron-Inspiron-3543:8088/proxy/application_1624705654546_0001/</text:p>
      <text:p text:style-name="P1">Kill Command = /home/hdoop/hadoop-3.2.1/bin/mapred job <text:s/>-kill job_1624705654546_0001</text:p>
      <text:p text:style-name="P1">Hadoop job information for Stage-1: number of mappers: 1; number of reducers: 1</text:p>
      <text:p text:style-name="P1">2021-06-26 16:41:15,183 Stage-1 map = 0%, <text:s/>reduce = 0%</text:p>
      <text:p text:style-name="P1">2021-06-26 16:42:17,707 Stage-1 map = 0%, <text:s/>reduce = 0%</text:p>
      <text:p text:style-name="P1">2021-06-26 16:42:39,003 Stage-1 map = 100%, <text:s/>reduce = 0%, Cumulative CPU 4.21 sec</text:p>
      <text:p text:style-name="P1">2021-06-26 16:42:58,677 Stage-1 map = 100%, <text:s/>reduce = 100%, Cumulative CPU 7.67 sec</text:p>
      <text:p text:style-name="P1">MapReduce Total cumulative CPU time: 7 seconds 670 msec</text:p>
      <text:p text:style-name="P1">Ended Job = job_1624705654546_0001</text:p>
      <text:p text:style-name="P1">Stage-4 is selected by condition resolver.</text:p>
      <text:p text:style-name="P1">Stage-3 is filtered out by condition resolver.</text:p>
      <text:p text:style-name="P1">Stage-5 is filtered out by condition resolver.</text:p>
      <text:p text:style-name="P1">Moving data to directory hdfs://127.0.0.1:9000/user/hive/warehouse/customer.db/bank/.hive-staging_hive_2021-06-26_16-40-21_596_319145500071850839-1/-ext-10000</text:p>
      <text:p text:style-name="P1">Loading data to table customer.bank</text:p>
      <text:p text:style-name="P1">MapReduce Jobs Launched: </text:p>
      <text:p text:style-name="P1">Stage-Stage-1: Map: 1 <text:s/>Reduce: 1 <text:s text:c="2"/>Cumulative CPU: 7.67 sec <text:s text:c="2"/>HDFS Read: 17735 HDFS Write: 324 SUCCESS</text:p>
      <text:p text:style-name="P1">Total MapReduce CPU Time Spent: 7 seconds 670 msec</text:p>
      <text:p text:style-name="P1">OK</text:p>
      <text:p text:style-name="P1">Time taken: 161.708 seconds</text:p>
      <text:p text:style-name="P1">hive&gt; select * from bank;</text:p>
      <text:p text:style-name="P1">OK</text:p>
      <text:p text:style-name="P1">1<text:tab/>aishwarya<text:tab/>sbi<text:tab/>2000</text:p>
      <text:p text:style-name="P1"><text:soft-page-break/>Time taken: 0.571 seconds, Fetched: 1 row(s)</text:p>
      <text:p text:style-name="P2">hive&gt;hive&gt; load data local inpath '/home/hdoop/Downloads/sales.csv' into table bank;</text:p>
      <text:p text:style-name="P2">Loading data to table customer.bank</text:p>
      <text:p text:style-name="P2">OK</text:p>
      <text:p text:style-name="P2">Time taken: 1.047 seconds</text:p>
      <text:p text:style-name="P2">hive&gt; select * from bank;</text:p>
      <text:p text:style-name="P2">OK</text:p>
      <text:p text:style-name="P2">1<text:tab/>aishwarya<text:tab/>sbi<text:tab/>2000</text:p>
      <text:p text:style-name="P2">1<text:tab/>Axis<text:tab/>Mahesh<text:tab/>5000</text:p>
      <text:p text:style-name="P2">2<text:tab/>hdfc<text:tab/>Prashanth<text:tab/>10000</text:p>
      <text:p text:style-name="P2">3<text:tab/>Axis<text:tab/>Mahesh<text:tab/>2500</text:p>
      <text:p text:style-name="P2">4<text:tab/>sbi<text:tab/>Ramya<text:tab/>14000</text:p>
      <text:p text:style-name="P2">5<text:tab/>hdfc<text:tab/>Prashanth<text:tab/>5000</text:p>
      <text:p text:style-name="P2">6<text:tab/>city<text:tab/>Disha<text:tab/>12000</text:p>
      <text:p text:style-name="P2">7<text:tab/>Axis<text:tab/>Mahesh<text:tab/>500</text:p>
      <text:p text:style-name="P2">Time taken: 0.187 seconds, Fetched: 8 row(s)</text:p>
      <text:p text:style-name="P2">hive&gt; select cname,amount from bank where amount&lt;1000;</text:p>
      <text:p text:style-name="P2">OK</text:p>
      <text:p text:style-name="P2">Mahesh<text:tab/>500</text:p>
      <text:p text:style-name="P2">Time taken: 1.602 seconds, Fetched: 1 row(s)</text:p>
      <text:p text:style-name="P2">hive&gt; select cname,amount from bank where amount&lt;5000;</text:p>
      <text:p text:style-name="P2">OK</text:p>
      <text:p text:style-name="P2">sbi<text:tab/>2000</text:p>
      <text:p text:style-name="P2">Mahesh<text:tab/>2500</text:p>
      <text:p text:style-name="P2">Mahesh<text:tab/>500</text:p>
      <text:p text:style-name="P2">Time taken: 0.367 seconds, Fetched: 3 row(s)</text:p>
      <text:p text:style-name="P2">hive&gt; select cname,amount from bank where amount between 500 and 10000;</text:p>
      <text:p text:style-name="P2">OK</text:p>
      <text:p text:style-name="P2">sbi<text:tab/>2000</text:p>
      <text:p text:style-name="P2">Mahesh<text:tab/>5000</text:p>
      <text:p text:style-name="P2">Prashanth<text:tab/>10000</text:p>
      <text:p text:style-name="P2">Mahesh<text:tab/>2500</text:p>
      <text:p text:style-name="P2">Prashanth<text:tab/>5000</text:p>
      <text:p text:style-name="P2">Mahesh<text:tab/>500</text:p>
      <text:p text:style-name="P2">Time taken: 0.341 seconds, Fetched: 6 row(s)</text:p>
      <text:p text:style-name="P2">hive&gt; select cname,amount from bank where amount in(2500,5000);</text:p>
      <text:p text:style-name="P2">OK</text:p>
      <text:p text:style-name="P2">Mahesh<text:tab/>5000</text:p>
      <text:p text:style-name="P2">Mahesh<text:tab/>2500</text:p>
      <text:p text:style-name="P2">Prashanth<text:tab/>5000</text:p>
      <text:p text:style-name="P3">Time taken: 0.205 seconds, Fetched: 3 row(s)</text:p>
      <text:p text:style-name="P3">hive&gt; select tid,bname from bank group by tid,bname;</text:p>
      <text:p text:style-name="P2">Query ID = hdoop_20210626171929_29480884-6e2a-4ca0-8264-873e7a2ef44c</text:p>
      <text:p text:style-name="P2">Total jobs = 1</text:p>
      <text:p text:style-name="P2">Launching Job 1 out of 1</text:p>
      <text:p text:style-name="P2">Number of reduce tasks not specified. Estimated from input data siz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4705654546_0002, Tracking URL = http://inspiron-Inspiron-3543:8088/proxy/application_1624705654546_0002/</text:p>
      <text:p text:style-name="P2">Kill Command = /home/hdoop/hadoop-3.2.1/bin/mapred job <text:s/>-kill job_1624705654546_0002</text:p>
      <text:p text:style-name="P2">Hadoop job information for Stage-1: number of mappers: 1; number of reducers: 1</text:p>
      <text:p text:style-name="P2">2021-06-26 17:20:48,219 Stage-1 map = 0%, <text:s/>reduce = 0%</text:p>
      <text:p text:style-name="P2"><text:soft-page-break/>2021-06-26 17:21:48,602 Stage-1 map = 0%, <text:s/>reduce = 0%</text:p>
      <text:p text:style-name="P2">2021-06-26 17:21:59,060 Stage-1 map = 100%, <text:s/>reduce = 0%, Cumulative CPU 3.29 sec</text:p>
      <text:p text:style-name="P2">2021-06-26 17:22:44,824 Stage-1 map = 100%, <text:s/>reduce = 100%, Cumulative CPU 6.57 sec</text:p>
      <text:p text:style-name="P2">MapReduce Total cumulative CPU time: 6 seconds 570 msec</text:p>
      <text:p text:style-name="P2">Ended Job = job_1624705654546_0002</text:p>
      <text:p text:style-name="P2">MapReduce Jobs Launched: </text:p>
      <text:p text:style-name="P2">Stage-Stage-1: Map: 1 <text:s/>Reduce: 1 <text:s text:c="2"/>Cumulative CPU: 6.57 sec <text:s text:c="2"/>HDFS Read: 12286 HDFS Write: 243 SUCCESS</text:p>
      <text:p text:style-name="P2">Total MapReduce CPU Time Spent: 6 seconds 570 msec</text:p>
      <text:p text:style-name="P2">OK</text:p>
      <text:p text:style-name="P2">1<text:tab/>Axis</text:p>
      <text:p text:style-name="P2">1<text:tab/>aishwarya</text:p>
      <text:p text:style-name="P2">2<text:tab/>hdfc</text:p>
      <text:p text:style-name="P2">3<text:tab/>Axis</text:p>
      <text:p text:style-name="P2">4<text:tab/>sbi</text:p>
      <text:p text:style-name="P2">5<text:tab/>hdfc</text:p>
      <text:p text:style-name="P2">6<text:tab/>city</text:p>
      <text:p text:style-name="P2">7<text:tab/>Axis</text:p>
      <text:p text:style-name="P2">Time taken: 201.514 seconds, Fetched: 8 row(s)</text:p>
      <text:p text:style-name="P2">hive&gt; select sum(amount),min(amount) from bank;</text:p>
      <text:p text:style-name="P2">Query ID = hdoop_20210626172619_12c0e929-59b7-49ab-9a5e-eca07eff69d8</text:p>
      <text:p text:style-name="P2">Total jobs = 1</text:p>
      <text:p text:style-name="P2">Launching Job 1 out of 1</text:p>
      <text:p text:style-name="P2">Number of reduce tasks determined at compile tim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4705654546_0003, Tracking URL = http://inspiron-Inspiron-3543:8088/proxy/application_1624705654546_0003/</text:p>
      <text:p text:style-name="P2">Kill Command = /home/hdoop/hadoop-3.2.1/bin/mapred job <text:s/>-kill job_1624705654546_0003</text:p>
      <text:p text:style-name="P2">Hadoop job information for Stage-1: number of mappers: 1; number of reducers: 1</text:p>
      <text:p text:style-name="P2">2021-06-26 17:26:44,683 Stage-1 map = 0%, <text:s/>reduce = 0%</text:p>
      <text:p text:style-name="P2">2021-06-26 17:26:57,183 Stage-1 map = 100%, <text:s/>reduce = 0%, Cumulative CPU 2.98 sec</text:p>
      <text:p text:style-name="P2">2021-06-26 17:27:17,843 Stage-1 map = 100%, <text:s/>reduce = 100%, Cumulative CPU 7.29 sec</text:p>
      <text:p text:style-name="P2">MapReduce Total cumulative CPU time: 7 seconds 290 msec</text:p>
      <text:p text:style-name="P2">Ended Job = job_1624705654546_0003</text:p>
      <text:p text:style-name="P2">MapReduce Jobs Launched: </text:p>
      <text:p text:style-name="P2">Stage-Stage-1: Map: 1 <text:s/>Reduce: 1 <text:s text:c="2"/>Cumulative CPU: 7.29 sec <text:s text:c="2"/>HDFS Read: 13940 HDFS Write: 109 SUCCESS</text:p>
      <text:p text:style-name="P2">Total MapReduce CPU Time Spent: 7 seconds 290 msec</text:p>
      <text:p text:style-name="P2">OK</text:p>
      <text:p text:style-name="P2">51000<text:tab/>500</text:p>
      <text:p text:style-name="P2">Time taken: 62.638 seconds, Fetched: 1 row(s)</text:p>
      <text:p text:style-name="P2">hive&gt; select tid,amount from bank order by amount;</text:p>
      <text:p text:style-name="P2">Query ID = hdoop_20210626173019_e9e7d5dc-a79d-4d1b-b81f-63fa681fc9eb</text:p>
      <text:p text:style-name="P2">Total jobs = 1</text:p>
      <text:p text:style-name="P2">Launching Job 1 out of 1</text:p>
      <text:p text:style-name="P2">Number of reduce tasks determined at compile tim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<text:soft-page-break/>Starting Job = job_1624705654546_0005, Tracking URL = http://inspiron-Inspiron-3543:8088/proxy/application_1624705654546_0005/</text:p>
      <text:p text:style-name="P2">Kill Command = /home/hdoop/hadoop-3.2.1/bin/mapred job <text:s/>-kill job_1624705654546_0005</text:p>
      <text:p text:style-name="P2">Hadoop job information for Stage-1: number of mappers: 1; number of reducers: 1</text:p>
      <text:p text:style-name="P2">2021-06-26 17:30:35,672 Stage-1 map = 0%, <text:s/>reduce = 0%</text:p>
      <text:p text:style-name="P2">2021-06-26 17:30:45,143 Stage-1 map = 100%, <text:s/>reduce = 0%</text:p>
      <text:p text:style-name="P2">2021-06-26 17:31:09,082 Stage-1 map = 100%, <text:s/>reduce = 100%, Cumulative CPU 7.57 sec</text:p>
      <text:p text:style-name="P2">MapReduce Total cumulative CPU time: 7 seconds 570 msec</text:p>
      <text:p text:style-name="P2">Ended Job = job_1624705654546_0005</text:p>
      <text:p text:style-name="P2">MapReduce Jobs Launched: </text:p>
      <text:p text:style-name="P2">Stage-Stage-1: Map: 1 <text:s/>Reduce: 1 <text:s text:c="2"/>Cumulative CPU: 7.57 sec <text:s text:c="2"/>HDFS Read: 10339 HDFS Write: 241 SUCCESS</text:p>
      <text:p text:style-name="P2">Total MapReduce CPU Time Spent: 7 seconds 570 msec</text:p>
      <text:p text:style-name="P2">OK</text:p>
      <text:p text:style-name="P2">7<text:tab/>500</text:p>
      <text:p text:style-name="P2">1<text:tab/>2000</text:p>
      <text:p text:style-name="P2">3<text:tab/>2500</text:p>
      <text:p text:style-name="P2">5<text:tab/>5000</text:p>
      <text:p text:style-name="P2">1<text:tab/>5000</text:p>
      <text:p text:style-name="P2">2<text:tab/>10000</text:p>
      <text:p text:style-name="P2">6<text:tab/>12000</text:p>
      <text:p text:style-name="P2">4<text:tab/>14000</text:p>
      <text:p text:style-name="P2">Time taken: 54.063 seconds, Fetched: 8 row(s)</text:p>
      <text:p text:style-name="P2">hive&gt; select tid from bank group by tid having count(*)&gt;1;</text:p>
      <text:p text:style-name="P2">Query ID = hdoop_20210626173313_a8a11f9c-6b2e-4036-b51b-97fea56b77af</text:p>
      <text:p text:style-name="P2">Total jobs = 1</text:p>
      <text:p text:style-name="P2">Launching Job 1 out of 1</text:p>
      <text:p text:style-name="P2">Number of reduce tasks not specified. Estimated from input data siz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4705654546_0006, Tracking URL = http://inspiron-Inspiron-3543:8088/proxy/application_1624705654546_0006/</text:p>
      <text:p text:style-name="P2">Kill Command = /home/hdoop/hadoop-3.2.1/bin/mapred job <text:s/>-kill job_1624705654546_0006</text:p>
      <text:p text:style-name="P2">Hadoop job information for Stage-1: number of mappers: 1; number of reducers: 1</text:p>
      <text:p text:style-name="P2">2021-06-26 17:33:31,433 Stage-1 map = 0%, <text:s/>reduce = 0%</text:p>
      <text:p text:style-name="P2">2021-06-26 17:33:40,876 Stage-1 map = 100%, <text:s/>reduce = 0%, Cumulative CPU 3.11 sec</text:p>
      <text:p text:style-name="P2">2021-06-26 17:33:56,387 Stage-1 map = 100%, <text:s/>reduce = 100%, Cumulative CPU 8.76 sec</text:p>
      <text:p text:style-name="P2">MapReduce Total cumulative CPU time: 8 seconds 760 msec</text:p>
      <text:p text:style-name="P2">Ended Job = job_1624705654546_0006</text:p>
      <text:p text:style-name="P2">MapReduce Jobs Launched: </text:p>
      <text:p text:style-name="P2">Stage-Stage-1: Map: 1 <text:s/>Reduce: 1 <text:s text:c="2"/>Cumulative CPU: 8.76 sec <text:s text:c="2"/>HDFS Read: 13784 HDFS Write: 101 SUCCESS</text:p>
      <text:p text:style-name="P2">Total MapReduce CPU Time Spent: 8 seconds 760 msec</text:p>
      <text:p text:style-name="P2">OK</text:p>
      <text:p text:style-name="P2">1</text:p>
      <text:p text:style-name="P2">Time taken: 44.872 seconds, Fetched: 1 row(s)</text:p>
      <text:p text:style-name="P2">hive&gt; create view tran as (select tid,amount from bank);</text:p>
      <text:p text:style-name="P2">OK</text:p>
      <text:p text:style-name="P2">Time taken: 0.263 seconds</text:p>
      <text:p text:style-name="P2">hive&gt; select * from tran;</text:p>
      <text:p text:style-name="P2">OK</text:p>
      <text:p text:style-name="P2">1<text:tab/>2000</text:p>
      <text:p text:style-name="P2">1<text:tab/>5000</text:p>
      <text:p text:style-name="P2"><text:soft-page-break/>2<text:tab/>10000</text:p>
      <text:p text:style-name="P2">3<text:tab/>2500</text:p>
      <text:p text:style-name="P2">4<text:tab/>14000</text:p>
      <text:p text:style-name="P2">5<text:tab/>5000</text:p>
      <text:p text:style-name="P2">6<text:tab/>12000</text:p>
      <text:p text:style-name="P2">7<text:tab/>500</text:p>
      <text:p text:style-name="P2">Time taken: 0.226 seconds, Fetched: 8 row(s)</text:p>
      <text:p text:style-name="P2">hive&gt; create table ord(tid int,oid int,amount int)</text:p>
      <text:p text:style-name="P2"><text:s text:c="4"/>&gt; row format delimited</text:p>
      <text:p text:style-name="P2"><text:s text:c="4"/>&gt; fields terminated by ",";</text:p>
      <text:p text:style-name="P2">OK</text:p>
      <text:p text:style-name="P2">Time taken: 0.161 seconds</text:p>
      <text:p text:style-name="P2">hive&gt; show tables;</text:p>
      <text:p text:style-name="P2">OK</text:p>
      <text:p text:style-name="P2">bank</text:p>
      <text:p text:style-name="P2">ord</text:p>
      <text:p text:style-name="P2">tran</text:p>
      <text:p text:style-name="P2">trans</text:p>
      <text:p text:style-name="P2">Time taken: 0.059 seconds, Fetched: 4 row(s)</text:p>
      <text:p text:style-name="P2">hive&gt; desc ord;</text:p>
      <text:p text:style-name="P2">OK</text:p>
      <text:p text:style-name="P2">tid <text:s text:c="16"/><text:tab/>int <text:s text:c="16"/><text:tab/> <text:s text:c="19"/></text:p>
      <text:p text:style-name="P2">oid <text:s text:c="16"/><text:tab/>int <text:s text:c="16"/><text:tab/> <text:s text:c="19"/></text:p>
      <text:p text:style-name="P2">amount <text:s text:c="13"/><text:tab/>int <text:s text:c="16"/><text:tab/> <text:s text:c="19"/></text:p>
      <text:p text:style-name="P2">Time taken: 0.063 seconds, Fetched: 3 row(s)</text:p>
      <text:p text:style-name="P2">hive&gt; insert into ord values(1,23,20000),(2,43,4000),(5,67,900);</text:p>
      <text:p text:style-name="P2">Query ID = hdoop_20210626174327_a294acd2-eed5-4177-928d-a9bb6a2941af</text:p>
      <text:p text:style-name="P2">Total jobs = 3</text:p>
      <text:p text:style-name="P2">Launching Job 1 out of 3</text:p>
      <text:p text:style-name="P2">Number of reduce tasks determined at compile tim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4705654546_0007, Tracking URL = http://inspiron-Inspiron-3543:8088/proxy/application_1624705654546_0007/</text:p>
      <text:p text:style-name="P2">Kill Command = /home/hdoop/hadoop-3.2.1/bin/mapred job <text:s/>-kill job_1624705654546_0007</text:p>
      <text:p text:style-name="P2">Hadoop job information for Stage-1: number of mappers: 1; number of reducers: 1</text:p>
      <text:p text:style-name="P2">2021-06-26 17:43:44,979 Stage-1 map = 0%, <text:s/>reduce = 0%</text:p>
      <text:p text:style-name="P2">2021-06-26 17:45:28,919 Stage-1 map = 0%, <text:s/>reduce = 0%</text:p>
      <text:p text:style-name="P2">2021-06-26 17:46:31,700 Stage-1 map = 0%, <text:s/>reduce = 0%</text:p>
      <text:p text:style-name="P2">2021-06-26 17:47:43,884 Stage-1 map = 0%, <text:s/>reduce = 0%</text:p>
      <text:p text:style-name="P2">2021-06-26 17:48:44,328 Stage-1 map = 0%, <text:s/>reduce = 0%</text:p>
      <text:p text:style-name="P2">2021-06-26 17:49:02,915 Stage-1 map = 67%, <text:s/>reduce = 0%, Cumulative CPU 5.78 sec</text:p>
      <text:p text:style-name="P2">2021-06-26 17:49:09,915 Stage-1 map = 100%, <text:s/>reduce = 0%, Cumulative CPU 6.09 sec</text:p>
      <text:p text:style-name="P2">2021-06-26 17:50:06,660 Stage-1 map = 100%, <text:s/>reduce = 100%, Cumulative CPU 9.1 sec</text:p>
      <text:p text:style-name="P2">MapReduce Total cumulative CPU time: 9 seconds 360 msec</text:p>
      <text:p text:style-name="P2">Ended Job = job_1624705654546_0007</text:p>
      <text:p text:style-name="P2">Stage-4 is selected by condition resolver.</text:p>
      <text:p text:style-name="P2">Stage-3 is filtered out by condition resolver.</text:p>
      <text:p text:style-name="P2">Stage-5 is filtered out by condition resolver.</text:p>
      <text:p text:style-name="P2">Moving data to directory hdfs://127.0.0.1:9000/user/hive/warehouse/customer.db/ord/.hive-staging_hive_2021-06-26_17-43-27_874_8015502690825258716-1/-ext-10000</text:p>
      <text:p text:style-name="P2">Loading data to table customer.ord</text:p>
      <text:p text:style-name="P2">MapReduce Jobs Launched: </text:p>
      <text:p text:style-name="P2"><text:soft-page-break/>Stage-Stage-1: Map: 1 <text:s/>Reduce: 1 <text:s text:c="2"/>Cumulative CPU: 9.36 sec <text:s text:c="2"/>HDFS Read: 15582 HDFS Write: 332 SUCCESS</text:p>
      <text:p text:style-name="P2">Total MapReduce CPU Time Spent: 9 seconds 360 msec</text:p>
      <text:p text:style-name="P2">OK</text:p>
      <text:p text:style-name="P2">Time taken: 421.137 seconds</text:p>
      <text:p text:style-name="P2">hive&gt; select * from ord;</text:p>
      <text:p text:style-name="P2">OK</text:p>
      <text:p text:style-name="P2">1<text:tab/>23<text:tab/>20000</text:p>
      <text:p text:style-name="P2">2<text:tab/>43<text:tab/>4000</text:p>
      <text:p text:style-name="P2">5<text:tab/>67<text:tab/>900</text:p>
      <text:p text:style-name="P2">Time taken: 0.843 seconds, Fetched: 3 row(s)</text:p>
      <text:p text:style-name="P2">hive&gt; insert into ord values(4,12,2000),(7,3,6000),(6,7,9000);</text:p>
      <text:p text:style-name="P2">Query ID = hdoop_20210626175803_ab3e2e94-39e3-4a71-ad94-ac1558c85333</text:p>
      <text:p text:style-name="P2">Total jobs = 3</text:p>
      <text:p text:style-name="P2">Launching Job 1 out of 3</text:p>
      <text:p text:style-name="P2">Number of reduce tasks determined at compile time: 1</text:p>
      <text:p text:style-name="P2">In order to change the average load for a reducer (in bytes):</text:p>
      <text:p text:style-name="P2"><text:s text:c="2"/>set hive.exec.reducers.bytes.per.reducer=&lt;number&gt;</text:p>
      <text:p text:style-name="P2">In order to limit the maximum number of reducers:</text:p>
      <text:p text:style-name="P2"><text:s text:c="2"/>set hive.exec.reducers.max=&lt;number&gt;</text:p>
      <text:p text:style-name="P2">In order to set a constant number of reducers:</text:p>
      <text:p text:style-name="P2"><text:s text:c="2"/>set mapreduce.job.reduces=&lt;number&gt;</text:p>
      <text:p text:style-name="P2">Starting Job = job_1624705654546_0009, Tracking URL = http://inspiron-Inspiron-3543:8088/proxy/application_1624705654546_0009/</text:p>
      <text:p text:style-name="P2">Kill Command = /home/hdoop/hadoop-3.2.1/bin/mapred job <text:s/>-kill job_1624705654546_0009</text:p>
      <text:p text:style-name="P2">Hadoop job information for Stage-1: number of mappers: 1; number of reducers: 1</text:p>
      <text:p text:style-name="P2">2021-06-26 17:58:26,211 Stage-1 map = 0%, <text:s/>reduce = 0%</text:p>
      <text:p text:style-name="P2">2021-06-26 17:58:59,449 Stage-1 map = 100%, <text:s/>reduce = 0%, Cumulative CPU 5.81 sec</text:p>
      <text:p text:style-name="P2">2021-06-26 17:59:23,110 Stage-1 map = 100%, <text:s/>reduce = 100%, Cumulative CPU 8.95 sec</text:p>
      <text:p text:style-name="P2">MapReduce Total cumulative CPU time: 8 seconds 950 msec</text:p>
      <text:p text:style-name="P2">Ended Job = job_1624705654546_0009</text:p>
      <text:p text:style-name="P2">Stage-4 is selected by condition resolver.</text:p>
      <text:p text:style-name="P2">Stage-3 is filtered out by condition resolver.</text:p>
      <text:p text:style-name="P2">Stage-5 is filtered out by condition resolver.</text:p>
      <text:p text:style-name="P2">Moving data to directory hdfs://127.0.0.1:9000/user/hive/warehouse/customer.db/ord/.hive-staging_hive_2021-06-26_17-58-03_673_2414250146769697567-1/-ext-10000</text:p>
      <text:p text:style-name="P2">Loading data to table customer.ord</text:p>
      <text:p text:style-name="P2">MapReduce Jobs Launched: </text:p>
      <text:p text:style-name="P2">Stage-Stage-1: Map: 1 <text:s/>Reduce: 1 <text:s text:c="2"/>Cumulative CPU: 8.95 sec <text:s text:c="2"/>HDFS Read: 15587 HDFS Write: 325 SUCCESS</text:p>
      <text:p text:style-name="P2">Total MapReduce CPU Time Spent: 8 seconds 950 msec</text:p>
      <text:p text:style-name="P2">OK</text:p>
      <text:p text:style-name="P2">Time taken: 84.87 seconds</text:p>
      <text:p text:style-name="P2">hive&gt; select * from ord;</text:p>
      <text:p text:style-name="P2">OK</text:p>
      <text:p text:style-name="P2">1<text:tab/>23<text:tab/>20000</text:p>
      <text:p text:style-name="P2">2<text:tab/>43<text:tab/>4000</text:p>
      <text:p text:style-name="P2">5<text:tab/>67<text:tab/>900</text:p>
      <text:p text:style-name="P2">4<text:tab/>12<text:tab/>2000</text:p>
      <text:p text:style-name="P2">7<text:tab/>3<text:tab/>6000</text:p>
      <text:p text:style-name="P2">6<text:tab/>7<text:tab/>9000</text:p>
      <text:p text:style-name="P2">Time taken: 0.255 seconds, Fetched: 6 row(s)</text:p>
      <text:p text:style-name="P2">hive&gt; select o.tid,amount from bank as b,ord as o where o.tid=b.tid;</text:p>
      <text:p text:style-name="P2">FAILED: SemanticException Column amount Found in more than One Tables/Subqueries</text:p>
      <text:p text:style-name="P2">hive&gt; select o.tid,o.amount from bank as b,ord as o where o.tid=b.tid; </text:p>
      <text:p text:style-name="P2">Query ID = hdoop_20210626180315_eaae5e0e-b82c-4abb-9156-39bfa41f0ef6</text:p>
      <text:p text:style-name="P2">Total jobs = 1</text:p>
      <text:p text:style-name="P2"><text:soft-page-break/></text:p>
      <text:p text:style-name="P2">SLF4J: See http://www.slf4j.org/codes.html#multiple_bindings for an explanation.</text:p>
      <text:p text:style-name="P2">SLF4J: Actual binding is of type [org.apache.logging.slf4j.Log4jLoggerFactory]</text:p>
      <text:p text:style-name="P2">2021-06-26 18:03:26<text:tab/>Starting to launch local task to process map join;<text:tab/>maximum memory = 2390753282021-06-26 18:03:29<text:tab/>Dump the side-table for tag: 1 with group count: 6 into file: file:/tmp/hdoop/2b444003-a0df-4c81-ac21-d2f87f0c28f4/hive_2021-06-26_18-03-15_036_3998194134094710441-1/-local-10004/HashTable-Stage-3/MapJoin-mapfile11--.hashtable2021-06-26 18:03:29<text:tab/>End of local task; Time Taken: 2.708 sec.</text:p>
      <text:p text:style-name="P2">Execution completed successfully</text:p>
      <text:p text:style-name="P2">MapredLocal task succeeded</text:p>
      <text:p text:style-name="P2">Launching Job 1 out of 1</text:p>
      <text:p text:style-name="P2">Number of reduce tasks is set to 0 since there's no reduce operator</text:p>
      <text:p text:style-name="P2">Starting Job = job_1624705654546_0011, Tracking URL = http://inspiron-Inspiron-3543:8088/proxy/application_1624705654546_0011/</text:p>
      <text:p text:style-name="P2">Kill Command = /home/hdoop/hadoop-3.2.1/bin/mapred job <text:s/>-kill job_1624705654546_0011</text:p>
      <text:p text:style-name="P2">Hadoop job information for Stage-3: number of mappers: 1; number of reducers: 0</text:p>
      <text:p text:style-name="P2">2021-06-26 18:03:47,828 Stage-3 map = 0%, <text:s/>reduce = 0%</text:p>
      <text:p text:style-name="P2">2021-06-26 18:03:56,164 Stage-3 map = 100%, <text:s/>reduce = 0%, Cumulative CPU 5.2 sec</text:p>
      <text:p text:style-name="P2">MapReduce Total cumulative CPU time: 5 seconds 200 msec</text:p>
      <text:p text:style-name="P2">Ended Job = job_1624705654546_0011</text:p>
      <text:p text:style-name="P2">MapReduce Jobs Launched: </text:p>
      <text:p text:style-name="P2">Stage-Stage-3: Map: 1 <text:s text:c="2"/>Cumulative CPU: 5.2 sec <text:s text:c="2"/>HDFS Read: 9270 HDFS Write: 221 SUCCESS</text:p>
      <text:p text:style-name="P2">Total MapReduce CPU Time Spent: 5 seconds 200 msec</text:p>
      <text:p text:style-name="P2">OK</text:p>
      <text:p text:style-name="P2">1<text:tab/>20000</text:p>
      <text:p text:style-name="P2">1<text:tab/>20000</text:p>
      <text:p text:style-name="P2">2<text:tab/>4000</text:p>
      <text:p text:style-name="P2">4<text:tab/>2000</text:p>
      <text:p text:style-name="P2">5<text:tab/>900</text:p>
      <text:p text:style-name="P2">6<text:tab/>9000</text:p>
      <text:p text:style-name="P2">7<text:tab/>6000</text:p>
      <text:p text:style-name="P2">Time taken: 44.371 seconds, Fetched: 7 row(s)</text:p>
      <text:p text:style-name="P2">hive&gt; select cname from bank as b left outer join ord as o where o.tid=b.tid;</text:p>
      <text:p text:style-name="P2">Query ID = hdoop_20210626180713_236acdb4-37af-412a-bf5f-b321532d432f</text:p>
      <text:p text:style-name="P2">Total jobs = 1</text:p>
      <text:p text:style-name="P2"/>
      <text:p text:style-name="P2"/>
      <text:p text:style-name="P2">SLF4J: See http://www.slf4j.org/codes.html#multiple_bindings for an explanation.</text:p>
      <text:p text:style-name="P2"/>
      <text:p text:style-name="P2"/>
      <text:p text:style-name="P2">Execution completed successfully</text:p>
      <text:p text:style-name="P2">MapredLocal task succeeded</text:p>
      <text:p text:style-name="P2">Launching Job 1 out of 1</text:p>
      <text:p text:style-name="P2">Number of reduce tasks is set to 0 since there's no reduce operator</text:p>
      <text:p text:style-name="P2">Starting Job = job_1624705654546_0012, Tracking URL = http://inspiron-Inspiron-3543:8088/proxy/application_1624705654546_0012/</text:p>
      <text:p text:style-name="P2">Kill Command = /home/hdoop/hadoop-3.2.1/bin/mapred job <text:s/>-kill job_1624705654546_0012</text:p>
      <text:p text:style-name="P2">Hadoop job information for Stage-3: number of mappers: 1; number of reducers: 0</text:p>
      <text:p text:style-name="P2">2021-06-26 18:07:42,825 Stage-3 map = 0%, <text:s/>reduce = 0%</text:p>
      <text:p text:style-name="P2">2021-06-26 18:07:52,165 Stage-3 map = 100%, <text:s/>reduce = 0%, Cumulative CPU 5.34 sec</text:p>
      <text:p text:style-name="P2">MapReduce Total cumulative CPU time: 5 seconds 340 msec</text:p>
      <text:p text:style-name="P2">Ended Job = job_1624705654546_0012</text:p>
      <text:p text:style-name="P2">MapReduce Jobs Launched: </text:p>
      <text:p text:style-name="P2">Stage-Stage-3: Map: 1 <text:s text:c="2"/>Cumulative CPU: 5.34 sec <text:s text:c="2"/>HDFS Read: 9252 HDFS Write: 221 SUCCESS</text:p>
      <text:p text:style-name="P2">Total MapReduce CPU Time Spent: 5 seconds 340 msec</text:p>
      <text:p text:style-name="P2">OK</text:p>
      <text:p text:style-name="P2"><text:soft-page-break/>sbi</text:p>
      <text:p text:style-name="P2">Mahesh</text:p>
      <text:p text:style-name="P2">Prashanth</text:p>
      <text:p text:style-name="P2">Ramya</text:p>
      <text:p text:style-name="P2">Prashanth</text:p>
      <text:p text:style-name="P2">Disha</text:p>
      <text:p text:style-name="P2">Mahesh</text:p>
      <text:p text:style-name="P2">Time taken: 42.463 seconds, Fetched: 7 row(s)</text:p>
      <text:p text:style-name="P2">hive&gt; alter table ord rename to orders;</text:p>
      <text:p text:style-name="P2">OK</text:p>
      <text:p text:style-name="P2">Time taken: 1.137 seconds</text:p>
      <text:p text:style-name="P2">hive&gt; desc orders;</text:p>
      <text:p text:style-name="P2">OK</text:p>
      <text:p text:style-name="P2">tid <text:s text:c="16"/><text:tab/>int <text:s text:c="16"/><text:tab/> <text:s text:c="19"/></text:p>
      <text:p text:style-name="P2">oid <text:s text:c="16"/><text:tab/>int <text:s text:c="16"/><text:tab/> <text:s text:c="19"/></text:p>
      <text:p text:style-name="P2">amount <text:s text:c="13"/><text:tab/>int <text:s text:c="16"/><text:tab/> <text:s text:c="19"/></text:p>
      <text:p text:style-name="P2">Time taken: 0.102 seconds, Fetched: 3 row(s)</text:p>
      <text:p text:style-name="P2">hive&gt; alter table orders change amount amt int;</text:p>
      <text:p text:style-name="P2">OK</text:p>
      <text:p text:style-name="P2">Time taken: 0.814 seconds</text:p>
      <text:p text:style-name="P2">hive&gt; desc orders;</text:p>
      <text:p text:style-name="P2">OK</text:p>
      <text:p text:style-name="P2">tid <text:s text:c="16"/><text:tab/>int <text:s text:c="16"/><text:tab/> <text:s text:c="19"/></text:p>
      <text:p text:style-name="P2">oid <text:s text:c="16"/><text:tab/>int <text:s text:c="16"/><text:tab/> <text:s text:c="19"/></text:p>
      <text:p text:style-name="P2">amt <text:s text:c="16"/><text:tab/>int <text:s text:c="16"/><text:tab/> <text:s text:c="19"/></text:p>
      <text:p text:style-name="P2">Time taken: 0.064 seconds, Fetched: 3 row(s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15:56:47.066557613</meta:creation-date>
    <dc:date>2021-07-08T22:42:27.097614220</dc:date>
    <meta:editing-duration>PT1H4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8" meta:paragraph-count="396" meta:word-count="2262" meta:character-count="16575" meta:non-whitespace-character-count="14063"/>
  </office:meta>
</office:document-meta>
</file>